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游明朝" svg:font-family="游明朝"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JP" svg:font-family="'Noto Sans CJK JP'" style:font-family-generic="system" style:font-pitch="variable"/>
    <style:font-face style:name="游明朝1" svg:font-family="游明朝" style:font-family-generic="system" style:font-pitch="variable"/>
    <style:font-face style:name="ＭＳ Ｐゴシック" svg:font-family="'ＭＳ Ｐゴシック'" style:font-family-generic="system" style:font-pitch="variable"/>
  </office:font-face-decls>
  <office:automatic-styles>
    <style:style style:name="P1" style:family="paragraph" style:parent-style-name="Standard">
      <style:paragraph-properties fo:text-align="start" style:justify-single-word="false"/>
      <style:text-properties style:font-name-asian="游明朝1" style:font-size-complex="10.5pt"/>
    </style:style>
    <style:style style:name="P2" style:family="paragraph" style:parent-style-name="Standard">
      <style:paragraph-properties fo:text-align="start" style:justify-single-word="false"/>
      <style:text-properties fo:font-size="20pt" style:font-name-asian="游明朝1" style:font-size-asian="20pt" style:font-size-complex="20pt"/>
    </style:style>
    <style:style style:name="P3" style:family="paragraph" style:parent-style-name="Standard" style:master-page-name="Standard">
      <style:paragraph-properties fo:text-align="start" style:justify-single-word="false" style:page-number="auto"/>
      <style:text-properties fo:font-size="20pt" style:font-name-asian="游明朝1" style:font-size-asian="20pt" style:font-size-complex="20pt"/>
    </style:style>
    <style:style style:name="P4" style:family="paragraph" style:parent-style-name="Standard">
      <style:paragraph-properties fo:text-align="start" style:justify-single-word="false" fo:orphans="2" fo:widows="2"/>
      <style:text-properties style:letter-kerning="false" style:font-name-asian="游明朝1" style:font-name-complex="ＭＳ Ｐゴシック" style:font-size-complex="10.5pt"/>
    </style:style>
    <style:style style:name="P5" style:family="paragraph" style:parent-style-name="Standard">
      <style:paragraph-properties fo:text-align="start" style:justify-single-word="false"/>
      <style:text-properties fo:font-size="20pt" style:font-name-asian="游明朝1" style:font-size-asian="20pt" style:font-size-complex="20pt"/>
    </style:style>
    <style:style style:name="P6" style:family="paragraph" style:parent-style-name="Standard">
      <style:paragraph-properties fo:text-align="start" style:justify-single-word="false"/>
      <style:text-properties style:font-name-asian="游明朝1" style:font-size-complex="10.5pt"/>
    </style:style>
    <style:style style:name="P7" style:family="paragraph" style:parent-style-name="Standard">
      <style:paragraph-properties fo:margin-left="0cm" fo:margin-right="0cm" fo:text-align="start" style:justify-single-word="false" fo:text-indent="0.185cm" style:auto-text-indent="false"/>
      <style:text-properties style:font-name-asian="游明朝1" style:font-size-complex="10.5pt"/>
    </style:style>
    <style:style style:name="P8" style:family="paragraph" style:parent-style-name="Standard">
      <style:paragraph-properties fo:margin-left="0cm" fo:margin-right="0cm" fo:text-align="start" style:justify-single-word="false" fo:text-indent="0.37cm" style:auto-text-indent="false"/>
      <style:text-properties style:font-name-asian="游明朝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提案手法</text:p>
      <text:p text:style-name="P4">本研究ではエージェントのすれ違いのためのスペースを設けないアルゴリズム(収納棚修正なし)と設ける(収納棚修正あり)アルゴリズムをそれぞれ実装し、評価関数(収納棚x総ステップ数)を比較する.なお、両アルゴリズムとも初期の地図とエージェント数、エージェントのスタート位置、ゴール位置は既知である.また、各エージェントに割り当てられるタスクはランダムである.</text:p>
      <text:p text:style-name="P4">　収納棚に修正を加えないアルゴリズムでは初めに各エージェントはスタート位置からゴール位置までの経路探索を実施する.経路探索の手法は幅優先探索である．この時、各エージェントは割り当てられたタスクの位置を必ず通過する.タスクとは収納棚から荷物の取り運びを行う作業のことである．もし、各エージェントが探索した経路が衝突した場合、上から下に移動するエージェント(エージェント1)が探索した経路を狭隘路の搬入付近まで移動する．以下，上から下に移動するエージェントをエージェント1,下から上に移動するエージェントをエージェント2と呼ぶ．エージェント1が狭隘路から搬出するまでエージェント2が待機してから狭隘路に搬入する経路に修正する.そして，各エージェントが指定されたゴール位置まで走行し，ゴール位置に全エージェントが到着したら走行した経路とフロータイム(全エージェントのゴール到着時間の合計)，倉庫の収納密度を出力する(Fig.1を参照)．</text:p>
      <text:p text:style-name="P4">　一方、収納棚に修正を加える本研究の提案アルゴリズムでは収納棚修正なしのアルゴリズムと同様に最初は各エージェントが経路探索を実施する.この時に各エージェントが探索した経路が衝突した場合，狭隘路上で衝突したかを判定する．狭隘路上で衝突した場合，経路の修正を行わず、代わりに衝突が発生しやすい狭隘路上でエージェント1が上の収納棚を押さずに消してすれ違い回避を行う.なぜなら、エージェントが収納棚を押して位置をずらすことで所与の地図が複雑化し、組み合わせが増えて最適化が難しくなるからだ. 加えて、他のエージェントの走行を妨げることにも繋がる.そのため、本研究では収納棚を消すことにする.なお、下の収納棚も消したパターンでシミュレーションを試行したが上の収納棚を消した場合の試行結果と変わらなかったため、上の収納棚を消すことにする.収納棚を消すのはエージェント２とする．もし，探索された経路が狭隘路上で衝突しなかった場合はエージェント２の経路を固定してエージェント１が経路を再探索するようにする．そして，収納棚に修正を加えないアルゴリズムと同様に各エージェントがゴール位置に到着したら走行した経路とフロータイム(全エージェントのゴール到着時間の合計)，倉庫の収納密度を最後に出力する(Fig.2を参照)．</text:p>
      <text:p text:style-name="P1"/>
      <text:p text:style-name="P1"/>
      <text:p text:style-name="P1"/>
      <text:p text:style-name="P1"/>
      <text:p text:style-name="P2"><text:soft-page-break/>4 シミュレーション</text:p>
      <text:p text:style-name="P1">本研究ではサイズ20x20，一列18個の収納棚が横並びに上から1マスずつ飛んで7列収納されている倉庫の地図を与える．白のマス目が通行可能な経路，黒のマス目が収納棚，青色のマス目がエージェント１のスタート位置，エージェント２のゴール位置，赤色のマス目がエージェント2のスタート位置，エージェント1のゴール位置，紫色のマス目はエージェント１に割り当てられたタスクの位置，ピンク色はエージェント2に割り当てられたタスクの位置を表す(Fig.3を参照).</text:p>
      <text:p text:style-name="P7">直線の狭隘路での２台のエージェントの衝突と環境改変をシミュレーションで実験する．なお，シミュレーションの環境はprocessingというプログラミング言語を用いている．評価関数がつの収納棚を消した地図(環境改変)を所与した場合，評価関数がどのように変化するのかを調べるために縦軸を頻度(シミュレーションの試行回数)，横軸を評価関数にした頻度グラフを両アルゴリズムとも作成する．頻度は100回とする．</text:p>
      <text:p text:style-name="P7">収納棚に修正を加えないアルゴリズムの頻度グラフはFig.4の結果になった．この結果は</text:p>
      <text:p text:style-name="P8">一方，収納棚に修正を加えて環境改変するアルゴリズムではFig.5の結果になった．この結果は</text:p>
      <text:p text:style-name="P2"/>
      <text:p text:style-name="P2"/>
      <text:p text:style-name="P2">5 結論</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游明朝" svg:font-family="游明朝"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JP" svg:font-family="'Noto Sans CJK JP'" style:font-family-generic="system" style:font-pitch="variable"/>
    <style:font-face style:name="游明朝1" svg:font-family="游明朝"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游明朝" fo:font-size="10.5pt" fo:language="en" fo:country="US" style:letter-kerning="true" style:font-name-asian="游明朝1" style:font-size-asian="10.5pt" style:language-asian="ja" style:country-asian="JP" style:font-name-complex="Noto Sans CJK 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游明朝" fo:font-size="10.5pt" fo:language="en" fo:country="US" style:letter-kerning="true" style:font-name-asian="游明朝1" style:font-size-asian="10.5pt" style:language-asian="ja" style:country-asian="JP"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鈴鹿　真世</meta:initial-creator>
    <dc:creator>鈴鹿　真世</dc:creator>
    <meta:editing-cycles>277</meta:editing-cycles>
    <meta:creation-date>2022-10-04T03:51:00</meta:creation-date>
    <dc:date>2022-10-07T02:25:00</dc:date>
    <meta:editing-duration>PT2H25M</meta:editing-duration>
    <meta:generator>LibreOffice/6.4.7.2$Linux_X86_64 LibreOffice_project/40$Build-2</meta:generator>
    <meta:document-statistic meta:table-count="0" meta:image-count="0" meta:object-count="0" meta:page-count="2" meta:paragraph-count="10" meta:word-count="1621" meta:character-count="1669" meta:non-whitespace-character-count="16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